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04d6" officeooo:paragraph-rsid="000c04d6"/>
    </style:style>
    <style:style style:name="P2" style:family="paragraph" style:parent-style-name="Standard">
      <style:text-properties officeooo:rsid="000c04d6" officeooo:paragraph-rsid="000c04d6"/>
    </style:style>
    <style:style style:name="P3" style:family="paragraph" style:parent-style-name="Standard">
      <style:text-properties officeooo:rsid="000d1c66" officeooo:paragraph-rsid="000d1c66"/>
    </style:style>
    <style:style style:name="P4" style:family="paragraph" style:parent-style-name="Standard" style:list-style-name="L1">
      <style:text-properties officeooo:rsid="000f4ce8" officeooo:paragraph-rsid="000f4ce8"/>
    </style:style>
    <style:style style:name="P5" style:family="paragraph" style:parent-style-name="Standard" style:list-style-name="L4">
      <style:text-properties officeooo:rsid="000f4ce8" officeooo:paragraph-rsid="000f4ce8"/>
    </style:style>
    <style:style style:name="P6" style:family="paragraph" style:parent-style-name="Standard" style:list-style-name="L1">
      <style:text-properties officeooo:paragraph-rsid="000d1c66"/>
    </style:style>
    <style:style style:name="P7" style:family="paragraph" style:parent-style-name="Standard" style:list-style-name="L4">
      <style:text-properties officeooo:paragraph-rsid="000f4ce8"/>
    </style:style>
    <style:style style:name="P8" style:family="paragraph" style:parent-style-name="Standard" style:list-style-name="L4">
      <style:text-properties officeooo:rsid="001008b4" officeooo:paragraph-rsid="001008b4"/>
    </style:style>
    <style:style style:name="T1" style:family="text">
      <style:text-properties officeooo:rsid="000d1c66"/>
    </style:style>
    <style:style style:name="T2" style:family="text">
      <style:text-properties officeooo:rsid="001008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ègle du jeu « mra », awalé variante mahoraise.</text:p>
      <text:p text:style-name="P1"/>
      <text:p text:style-name="P1">Nombre de joueur : 2</text:p>
      <text:p text:style-name="P1">Nombre de graines : 64</text:p>
      <text:p text:style-name="P1">Nombre de case du jeu : 64</text:p>
      <text:p text:style-name="P1"/>
      <text:p text:style-name="P3">Termes :</text:p>
      <text:p text:style-name="P3">Répartir : distribuer les graines une à une dans chaque case dans le sens horaire ou anti-horaire à partir d'une des cases : B1, B8, C1, C8. Si la case d'arrivée contient des graines, les prendre et continuer de répartir à partir de la case suivante et ainsi de suite. </text:p>
      <text:p text:style-name="P3">On finit de répartir lorsque la case où l'on a déposé la dernière graine n'en contenait aucune, de la sorte, cette dernière contient une graine après la répartition.</text:p>
      <text:p text:style-name="P3">On doit répartir dans le sens horaire si on se situait dans les cases </text:p>
      <text:p text:style-name="P3">« être en train de dormir » ou « dormir » : lorsque qu'une graine est seule dans une case.</text:p>
      <text:p text:style-name="P3"/>
      <text:p text:style-name="P1">Initialisation. Disposer les graines dans le plateau comme suit.</text:p>
      <text:p text:style-name="P1"/>
      <text:p text:style-name="P1"/>
      <text:list xml:id="list1701003876337161788" text:style-name="L1">
        <text:list-item>
          <text:p text:style-name="P4">Phase 1 : les graines ne sont pas toutes posées.</text:p>
          <text:list>
            <text:list-item>
              <text:p text:style-name="P6"><text:span text:style-name="T1">Je ne peux pas « manger » des graines adverses.</text:span></text:p>
            </text:list-item>
          </text:list>
        </text:list-item>
      </text:list>
      <text:list xml:id="list6471542498645878112" text:style-name="L4">
        <text:list-item>
          <text:list>
            <text:list-item>
              <text:list>
                <text:list-item>
                  <text:p text:style-name="P7"><text:span text:style-name="T1">Je pose une graine dans un tas contenant des graines et répartit.</text:span></text:p>
                  <text:list>
                    <text:list-item>
                      <text:p text:style-name="P7"><text:span text:style-name="T1"><text:s/>Si je peux manger, je le fais et continue mon tour jusqu'à ce qu'une graine « dorme ».</text:span></text:p>
                    </text:list-item>
                    <text:list-item>
                      <text:p text:style-name="P5">Si je ne peux pas manger et que je « dors », mon tour s'arrête.</text:p>
                    </text:list-item>
                  </text:list>
                </text:list-item>
              </text:list>
            </text:list-item>
            <text:list-item>
              <text:p text:style-name="P5">Je peux manger des « graines » adverses</text:p>
              <text:list>
                <text:list-item>
                  <text:p text:style-name="P5">Je dois poser une graine dans un tas contenant au moins une graine, je peux manger si le tas adverse contient au moins une graine. Je prends alors cette graine et répartit à partir du coin haut droit ou haut gauche. (obligé si on se situe dans les deux cases les plus à droite ou les plus à gauche)</text:p>
                </text:list-item>
              </text:list>
            </text:list-item>
          </text:list>
        </text:list-item>
        <text:list-item>
          <text:p text:style-name="P5">Phase 2 : toutes les graines sont posées : </text:p>
          <text:list>
            <text:list-item>
              <text:p text:style-name="P5">Je choisis un tas contenant plus d'une graine et le réparti. <text:span text:style-name="T2">Si je peux manger, cf plus haut.</text:span></text:p>
            </text:list-item>
          </text:list>
        </text:list-item>
        <text:list-item>
          <text:p text:style-name="P8">La partie est gagnée si une des lignes 2 ou 3 est vide, ou s'il n'y pas plus d'une graine dans les cases en contenant (kamo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id </meta:initial-creator>
    <meta:creation-date>2015-07-30T18:24:23.608773697</meta:creation-date>
    <dc:date>2015-08-01T22:11:52.904668824</dc:date>
    <dc:creator>farid </dc:creator>
    <meta:editing-duration>PT9M57S</meta:editing-duration>
    <meta:editing-cycles>3</meta:editing-cycles>
    <meta:generator>LibreOffice/4.4.3.2$Linux_X86_64 LibreOffice_project/40m0$Build-2</meta:generator>
    <meta:document-statistic meta:table-count="0" meta:image-count="0" meta:object-count="0" meta:page-count="1" meta:paragraph-count="20" meta:word-count="344" meta:character-count="1706" meta:non-whitespace-character-count="1388"/>
  </office:meta>
</office:document-meta>
</file>